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1f140e" officeooo:paragraph-rsid="001f14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2</text:p>
      <text:p text:style-name="P1"/>
      <text:p text:style-name="P1">1. Stworzyłem graf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6:32:47.201321006</meta:creation-date>
    <dc:date>2024-04-14T16:34:36.365311369</dc:date>
    <meta:editing-duration>PT1M49S</meta:editing-duration>
    <meta:editing-cycles>1</meta:editing-cycles>
    <meta:document-statistic meta:table-count="0" meta:image-count="0" meta:object-count="0" meta:page-count="1" meta:paragraph-count="2" meta:word-count="5" meta:character-count="26" meta:non-whitespace-character-count="22"/>
    <meta:generator>LibreOffice/7.6.4.1$Linux_X86_64 LibreOffice_project/60$Build-1</meta:generator>
  </office:meta>
</office:document-meta>
</file>